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Head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tart_trac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empo</text:p>
          </table:table-cell>
          <table:table-cell office:value-type="float" office:value="375000" calcext:value-type="float">
            <text:p>375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tle_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_sig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nd_trac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tart_trac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tle_t</text:p>
          </table:table-cell>
          <table:table-cell office:value-type="string" calcext:value-type="string">
            <text:p>SUPMIDI(C)20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itch_bend_c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itch_bend_c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gram_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gram_c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ntrol_c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<text:s/>Note_on_c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<text:s/>Note_off_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3120" calcext:value-type="float">
            <text:p>213120</text:p>
          </table:table-cell>
          <table:table-cell office:value-type="string" calcext:value-type="string">
            <text:p><text:s/>End_track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End_of_fi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2:20:25.479254303</meta:creation-date>
    <dc:date>2024-05-09T17:53:14.495272874</dc:date>
    <meta:editing-duration>PT5H32M50S</meta:editing-duration>
    <meta:editing-cycles>1</meta:editing-cycles>
    <meta:document-statistic meta:table-count="1" meta:cell-count="593" meta:object-count="0"/>
    <meta:generator>LibreOffice/7.4.7.2$Linux_AARCH64 LibreOffice_project/40$Build-2</meta:generator>
  </office:meta>
</office:document-meta>
</file>